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5cm" draw:marker-end-width="0.5cm" draw:fill="none" draw:fill-color="#729fcf" draw:opacity="50%" draw:textarea-horizontal-align="justify" draw:textarea-vertical-align="middle" draw:auto-grow-height="false" fo:min-height="2.51cm" fo:min-width="1.768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gradient" draw:fill-color="#729fcf" draw:fill-gradient-name="Tango_20_Red" draw:opacity="100%" draw:textarea-horizontal-align="justify" draw:textarea-vertical-align="middle" draw:auto-grow-height="false" fo:min-height="3.011cm" fo:min-width="6.852cm" draw:shadow-opacity="100%"/>
    </style:style>
    <style:style style:name="gr3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2cm"/>
    </style:style>
    <style:style style:name="gr4" style:family="graphic" style:parent-style-name="standard">
      <style:graphic-properties draw:stroke="none" draw:fill="gradient" draw:fill-color="#729fcf" draw:fill-gradient-name="Gradient_20_2" draw:opacity="50%" draw:textarea-horizontal-align="justify" draw:textarea-vertical-align="middle" draw:auto-grow-height="false" fo:min-height="3.011cm" fo:min-width="6.852cm"/>
    </style:style>
    <style:style style:name="gr5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89cm"/>
    </style:style>
    <style:style style:name="gr7" style:family="graphic" style:parent-style-name="objectwithoutfill">
      <style:graphic-properties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18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ffffff" draw:fill-color="#cad6e3" draw:textarea-horizontal-align="justify" draw:textarea-vertical-align="middle" draw:auto-grow-height="false" fo:min-height="9.734cm" fo:min-width="23.497cm"/>
    </style:style>
    <style:style style:name="gr15" style:family="graphic" style:parent-style-name="standard">
      <style:graphic-properties svg:stroke-width="0.1cm" svg:stroke-color="#000000" draw:marker-start-width="0.5cm" draw:marker-end-width="0.3cm" draw:fill-color="#ffffff" draw:textarea-horizontal-align="justify" draw:textarea-vertical-align="middle" draw:auto-grow-height="false" fo:min-height="0.972cm" fo:min-width="3.429cm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3cm" draw:marker-end-width="0.3cm" draw:fill-color="#99cc99" draw:textarea-horizontal-align="justify" draw:textarea-vertical-align="middle" draw:auto-grow-height="false" fo:min-height="1.375cm" fo:min-width="5.683cm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3cm" draw:marker-end-width="0.3cm" draw:fill-color="#99cc99" draw:textarea-horizontal-align="justify" draw:textarea-vertical-align="middle" draw:auto-grow-height="false" fo:min-height="1.377cm" fo:min-width="5.683cm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06cm" fo:min-width="8.588cm"/>
    </style:style>
    <style:style style:name="gr20" style:family="graphic" style:parent-style-name="objectwithoutfill">
      <style:graphic-properties svg:stroke-width="0.1cm" draw:marker-start-width="0.15cm" draw:marker-end="Arrow" draw:marker-end-width="0.1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marker-start-width="0.5cm" draw:marker-end-width="0.3cm" draw:fill="none" draw:textarea-vertical-align="middle" draw:auto-grow-height="false" fo:min-height="8.126cm" fo:min-width="0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marker-start-width="0.5cm" draw:marker-end-width="0.3cm" draw:fill-color="#e5dbe6" draw:textarea-horizontal-align="justify" draw:textarea-vertical-align="middle" draw:auto-grow-height="false" fo:min-height="1.076cm" fo:min-width="2.564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ffff" draw:marker-start-width="0.5cm" draw:marker-end-width="0.3cm" draw:fill-color="#f0cb76" draw:textarea-horizontal-align="justify" draw:textarea-vertical-align="middle" draw:auto-grow-height="false" fo:min-height="0.82cm" fo:min-width="4.103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ffff" draw:marker-start-width="0.5cm" draw:marker-end-width="0.3cm" draw:fill-color="#f0cb76" draw:textarea-horizontal-align="justify" draw:textarea-vertical-align="middle" draw:auto-grow-height="false" fo:min-height="0.821cm" fo:min-width="4.103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ffff" draw:marker-start-width="0.5cm" draw:marker-end-width="0.3cm" draw:fill-color="#f0cb76" draw:textarea-horizontal-align="justify" draw:textarea-vertical-align="middle" draw:auto-grow-height="false" fo:min-height="0.822cm" fo:min-width="4.103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5cm" draw:marker-end-width="0.3cm" draw:fill-color="#e5dbe6" draw:textarea-horizontal-align="justify" draw:textarea-vertical-align="middle" draw:auto-grow-height="false" fo:min-height="2.338cm" fo:min-width="2.549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ffffff" draw:marker-start-width="0.5cm" draw:marker-end-width="0.3cm" draw:fill-color="#aebbc9" draw:textarea-horizontal-align="justify" draw:textarea-vertical-align="middle" draw:auto-grow-height="false" fo:min-height="0.356cm" fo:min-width="2.987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000000" draw:marker-start-width="0.5cm" draw:marker-end-width="0.3cm" draw:fill="none" draw:textarea-vertical-align="middle" draw:auto-grow-height="false" fo:min-height="8.125cm" fo:min-width="0cm" fo:padding-top="0.175cm" fo:padding-bottom="0.175cm" fo:padding-left="0.3cm" fo:padding-right="0.3cm"/>
    </style:style>
    <style:style style:name="gr29" style:family="graphic" style:parent-style-name="standard">
      <style:graphic-properties draw:fill-color="#94bd5e" draw:opacity="100%" draw:opacity-name="Transparency_20_1" draw:textarea-horizontal-align="justify" draw:textarea-vertical-align="middle" draw:auto-grow-height="false" fo:min-height="2.944cm" fo:min-width="20.074cm" draw:shadow-offset-x="0.203cm" draw:shadow-offset-y="0.203cm" draw:shadow-opacity="100%"/>
    </style:style>
    <style:style style:name="gr30" style:family="graphic" style:parent-style-name="standard">
      <style:graphic-properties draw:opacity="50%" draw:textarea-horizontal-align="justify" draw:textarea-vertical-align="middle" draw:auto-grow-height="false" fo:min-height="0.93cm" fo:min-width="19.652cm" draw:shadow-opacity="50%"/>
    </style:style>
    <style:style style:name="gr31" style:family="graphic" style:parent-style-name="standard">
      <style:graphic-properties draw:opacity="100%" draw:opacity-name="Transparency_20_1" draw:textarea-horizontal-align="justify" draw:textarea-vertical-align="middle" draw:auto-grow-height="false" fo:min-height="1.739cm" fo:min-width="19.652cm" fo:wrap-option="wrap" draw:shadow-offset-x="0.203cm" draw:shadow-offset-y="0.203cm" draw:shadow-opacity="10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6.315cm"/>
    </style:style>
    <style:style style:name="gr33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0.71cm" fo:min-width="0cm"/>
    </style:style>
    <style:style style:name="gr34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cm" fo:min-width="0cm"/>
    </style:style>
    <style:style style:name="gr3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1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25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3" style:family="paragraph">
      <loext:graphic-properties draw:fill="gradient" draw:fill-color="#729fcf" draw:fill-gradient-name="Tango_20_Red" draw:opacity="100%"/>
      <style:paragraph-properties fo:text-align="center"/>
      <style:text-properties style:font-name="Arial3" fo:font-size="18pt" fo:font-weight="bold" style:font-weight-asian="bold" style:font-weight-complex="bold"/>
    </style:style>
    <style:style style:name="P4" style:family="paragraph">
      <loext:graphic-properties draw:fill="gradient" draw:fill-gradient-name="Subtle_20_Tango_20_Green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5" style:family="paragraph">
      <loext:graphic-properties draw:fill="gradient" draw:fill-color="#729fcf" draw:fill-gradient-name="Gradient_20_2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Arial3" fo:font-size="18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style:font-name="Arial3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Arial3"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cad6e3"/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ff"/>
      <style:paragraph-properties fo:text-align="center"/>
      <style:text-properties fo:font-size="18pt"/>
    </style:style>
    <style:style style:name="P14" style:family="paragraph">
      <loext:graphic-properties draw:fill-color="#99cc99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e5dbe6"/>
      <style:paragraph-properties fo:text-align="center"/>
      <style:text-properties fo:font-size="18pt"/>
    </style:style>
    <style:style style:name="P19" style:family="paragraph">
      <loext:graphic-properties draw:fill-color="#f0cb76"/>
      <style:paragraph-properties fo:text-align="center"/>
    </style:style>
    <style:style style:name="P20" style:family="paragraph">
      <style:paragraph-properties fo:text-align="start"/>
      <style:text-properties fo:font-size="18pt"/>
    </style:style>
    <style:style style:name="P21" style:family="paragraph">
      <loext:graphic-properties draw:fill-color="#e5dbe6"/>
      <style:paragraph-properties fo:text-align="start"/>
      <style:text-properties fo:font-size="18pt"/>
    </style:style>
    <style:style style:name="P22" style:family="paragraph">
      <loext:graphic-properties draw:fill-color="#aebbc9"/>
      <style:paragraph-properties fo:text-align="center"/>
      <style:text-properties fo:font-size="18pt"/>
    </style:style>
    <style:style style:name="P23" style:family="paragraph">
      <loext:graphic-properties draw:fill-color="#94bd5e" draw:opacity="100%" draw:opacity-name="Transparency_20_1"/>
      <style:paragraph-properties fo:text-align="center"/>
      <style:text-properties style:font-name="Comfortaa"/>
    </style:style>
    <style:style style:name="P24" style:family="paragraph">
      <loext:graphic-properties draw:opacity="50%"/>
      <style:paragraph-properties fo:text-align="center"/>
      <style:text-properties style:font-name="Comfortaa"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opacity="100%" draw:opacity-name="Transparency_20_1"/>
      <style:paragraph-properties fo:text-align="center"/>
      <style:text-properties style:font-name="Comfortaa"/>
    </style:style>
    <style:style style:name="P26" style:family="paragraph">
      <loext:graphic-properties draw:fill="none" draw:fill-color="#ffffff"/>
      <style:text-properties style:font-name="Comfortaa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solid" draw:fill-color="#eeeeee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P29" style:family="paragraph">
      <loext:graphic-properties draw:fill-color="#ffffff"/>
    </style:style>
    <style:style style:name="T1" style:family="text">
      <style:text-properties style:font-name="Arial3" fo:font-size="18pt" fo:font-weight="bold" style:font-weight-asian="bold" style:font-weight-complex="bold"/>
    </style:style>
    <style:style style:name="T2" style:family="text">
      <style:text-properties style:font-name="Arial3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omfortaa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Comfortaa" fo:font-weight="bold" style:font-weight-asian="bold" style:font-weight-complex="bold"/>
    </style:style>
    <style:style style:name="T5" style:family="text">
      <style:text-properties style:font-name="Comfortaa"/>
    </style:style>
    <style:style style:name="T6" style:family="text">
      <style:text-properties style:font-name="Comfortaa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2.943cm" svg:height="3.556cm" svg:x="4.154cm" svg:y="0.508cm">
          <text:p text:style-name="P1"><text:span text:style-name="T1">Raw</text:span></text:p>
          <text:p text:style-name="P1"><text:span text:style-name="T1">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7.352cm" svg:height="3.26cm" svg:x="7.632cm" svg:y="0.656cm">
          <text:p text:style-name="P1"><text:span text:style-name="T1">Data</text:span></text:p>
          <text:p text:style-name="P1"><text:span text:style-name="T1">Impor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7.352cm" svg:height="3.26cm" svg:x="19.317cm" svg:y="0.656cm">
          <text:p text:style-name="P1"><text:span text:style-name="T1">Statistical</text:span></text:p>
          <text:p text:style-name="P1"><text:span text:style-name="T1">Analysis</text:span></text:p>
          <text:p text:style-name="P1"><text:span text:style-name="T1">and</text:span></text:p>
          <text:p text:style-name="P1"><text:span text:style-name="T1">Modell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7.351cm" svg:height="3.26cm" svg:x="13.475cm" svg:y="0.656cm">
          <text:p text:style-name="P1"><text:span text:style-name="T1">Pre-</text:span></text:p>
          <text:p text:style-name="P1"><text:span text:style-name="T1">process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7.35cm" svg:height="3.26cm" svg:x="25.162cm" svg:y="0.656cm">
          <text:p text:style-name="P1"><text:span text:style-name="T1">Visualization</text:span></text:p>
          <text:p text:style-name="P1"><text:span text:style-name="T1">and</text:span></text:p>
          <text:p text:style-name="P1"><text:span text:style-name="T1">Report</text:span></text:p>
          <text:p text:style-name="P1"><text:span text:style-name="T1">Gener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3.089cm" svg:height="1.673cm" svg:x="0.471cm" svg:y="1.27cm">
          <draw:text-box>
            <text:p text:style-name="P1"><text:span text:style-name="T1">Analysis</text:span></text:p>
            <text:p text:style-name="P1"><text:span text:style-name="T1">step</text:span></text:p>
          </draw:text-box>
        </draw:frame>
        <draw:line draw:style-name="gr7" draw:text-style-name="P7" draw:layer="layout" svg:x1="3.71cm" svg:y1="12.092cm" svg:x2="3.71cm" svg:y2="0.154cm">
          <text:p/>
        </draw:line>
        <draw:line draw:style-name="gr7" draw:text-style-name="P7" draw:layer="layout" svg:x1="32.512cm" svg:y1="4.572cm" svg:x2="0.254cm" svg:y2="4.572cm">
          <text:p/>
        </draw:line>
        <draw:line draw:style-name="gr7" draw:text-style-name="P7" draw:layer="layout" svg:x1="32.512cm" svg:y1="8.272cm" svg:x2="0.254cm" svg:y2="8.272cm">
          <text:p/>
        </draw:line>
        <draw:frame draw:style-name="gr8" draw:text-style-name="P6" draw:layer="layout" svg:width="3.19cm" svg:height="1.673cm" svg:x="0.42cm" svg:y="5.671cm">
          <draw:text-box>
            <text:p text:style-name="P1"><text:span text:style-name="T2">dpcR</text:span></text:p>
            <text:p text:style-name="P1"><text:span text:style-name="T1">Function</text:span></text:p>
          </draw:text-box>
        </draw:frame>
        <draw:frame draw:style-name="gr9" draw:text-style-name="P9" draw:layer="layout" svg:width="5.4cm" svg:height="3.095cm" svg:x="25.654cm" svg:y="4.726cm">
          <draw:text-box>
            <text:p text:style-name="P8"><text:span text:style-name="T2">bioamp()</text:span></text:p>
            <text:p text:style-name="P8"><text:span text:style-name="T2">compare_dens()</text:span></text:p>
            <text:p text:style-name="P8"><text:span text:style-name="T2">dpcReport()</text:span></text:p>
            <text:p text:style-name="P8"><text:span text:style-name="T2">...</text:span></text:p>
          </draw:text-box>
        </draw:frame>
        <draw:frame draw:style-name="gr10" draw:text-style-name="P9" draw:layer="layout" svg:width="4.587cm" svg:height="1.673cm" svg:x="8.554cm" svg:y="4.726cm">
          <draw:text-box>
            <text:p text:style-name="P8"><text:span text:style-name="T2">read_QX100()</text:span></text:p>
            <text:p text:style-name="P8"><text:span text:style-name="T2">read_raw()</text:span></text:p>
          </draw:text-box>
        </draw:frame>
        <draw:frame draw:style-name="gr11" draw:text-style-name="P6" draw:layer="layout" svg:width="2.788cm" svg:height="1.673cm" svg:x="0.621cm" svg:y="9.272cm">
          <draw:text-box>
            <text:p text:style-name="P1"><text:span text:style-name="T2">dpcR</text:span></text:p>
            <text:p text:style-name="P1"><text:span text:style-name="T1">classes</text:span></text:p>
          </draw:text-box>
        </draw:frame>
        <draw:frame draw:style-name="gr12" draw:text-style-name="P9" draw:layer="layout" svg:width="2.686cm" svg:height="3.095cm" svg:x="3.855cm" svg:y="4.727cm">
          <draw:text-box>
            <text:p text:style-name="P8"><text:span text:style-name="T2">*.Rdata</text:span></text:p>
            <text:p text:style-name="P8"><text:span text:style-name="T2">*.csv</text:span></text:p>
            <text:p text:style-name="P8"><text:span text:style-name="T2">*.XLS</text:span></text:p>
            <text:p text:style-name="P8"><text:span text:style-name="T2">...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4" draw:text-style-name="P11" draw:layer="layout" svg:width="23.997cm" svg:height="9.984cm" svg:x="8.705cm" svg:y="1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xml:id="id2" draw:id="id2" draw:layer="layout" svg:width="4.061cm" svg:height="1.354cm" svg:x="15.779cm" svg:y="5.933cm">
          <text:p text:style-name="P12">dpcr 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1" draw:id="id1" draw:layer="layout" svg:width="6.182cm" svg:height="1.624cm" svg:x="8.918cm" svg:y="3.053cm">
          <text:p text:style-name="P12">read_dpcr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4" xml:id="id3" draw:id="id3" draw:layer="layout" svg:width="6.182cm" svg:height="1.626cm" svg:x="8.92cm" svg:y="5.797cm">
          <text:p text:style-name="P12">qpcr2pp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8" draw:text-style-name="P15" draw:layer="layout" svg:x1="15.1cm" svg:y1="3.865cm" svg:x2="17.809cm" svg:y2="5.933cm" draw:start-shape="id1" draw:start-glue-point="1" draw:end-shape="id2" draw:end-glue-point="0" svg:d="M15100 3865h2709v2068" svg:viewBox="0 0 2710 2069">
          <text:p/>
        </draw:connector>
        <draw:frame draw:style-name="gr19" draw:text-style-name="P17" draw:layer="layout" svg:width="9.088cm" svg:height="4.056cm" svg:x="0.127cm" svg:y="2.241cm">
          <draw:text-box>
            <text:list text:style-name="L1">
              <text:list-item>
                <text:p text:style-name="P16">Raw data</text:p>
              </text:list-item>
              <text:list-item>
                <text:p text:style-name="P16">Bio-Rad (QX systems)</text:p>
              </text:list-item>
              <text:list-item>
                <text:p text:style-name="P16">Fluidigm (BioMark)</text:p>
              </text:list-item>
              <text:list-item>
                <text:p text:style-name="P16">Formulatrix (Constellation)</text:p>
              </text:list-item>
              <text:list-item>
                <text:p text:style-name="P16">...</text:p>
              </text:list-item>
            </text:list>
          </draw:text-box>
        </draw:frame>
        <draw:connector draw:style-name="gr20" draw:text-style-name="P15" draw:layer="layout" svg:x1="15.102cm" svg:y1="6.61cm" svg:x2="15.779cm" svg:y2="6.61cm" draw:start-shape="id3" draw:start-glue-point="1" draw:end-shape="id2" draw:end-glue-point="3" svg:d="M15102 6610h677" svg:viewBox="0 0 678 1">
          <text:p/>
        </draw:connector>
        <draw:custom-shape draw:style-name="gr16" draw:text-style-name="P14" xml:id="id4" draw:id="id4" draw:layer="layout" svg:width="6.182cm" svg:height="1.624cm" svg:x="8.92cm" svg:y="8.598cm">
          <text:p text:style-name="P12">sim_dpcr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8" draw:text-style-name="P15" draw:layer="layout" svg:x1="15.102cm" svg:y1="9.41cm" svg:x2="17.809cm" svg:y2="7.287cm" draw:start-shape="id4" draw:start-glue-point="1" draw:end-shape="id2" svg:d="M15102 9410h2707v-2123" svg:viewBox="0 0 2708 2124">
          <text:p/>
        </draw:connector>
        <draw:custom-shape draw:style-name="gr21" draw:text-style-name="P15" draw:layer="layout" svg:width="0.812cm" svg:height="8.836cm" svg:x="26.749cm" svg:y="2.2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18" draw:layer="layout" svg:width="4.332cm" svg:height="1.874cm" svg:x="27.855cm" svg:y="5.722cm">
          <text:p text:style-name="P12">dpcRe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" draw:text-style-name="P19" draw:layer="layout" svg:width="4.603cm" svg:height="1.07cm" svg:x="21.577cm" svg:y="2.865cm">
            <text:p text:style-name="P1">summary</text:p>
            <draw:enhanced-geometry svg:viewBox="0 0 21600 21600" draw:type="rectangle" draw:enhanced-path="M 0 0 L 21600 0 21600 21600 0 21600 0 0 Z N"/>
          </draw:custom-shape>
          <draw:custom-shape draw:style-name="gr24" draw:text-style-name="P19" draw:layer="layout" svg:width="4.603cm" svg:height="1.071cm" svg:x="21.577cm" svg:y="4.552cm">
            <text:p text:style-name="P1">test_counts</text:p>
            <draw:enhanced-geometry svg:viewBox="0 0 21600 21600" draw:type="rectangle" draw:enhanced-path="M 0 0 L 21600 0 21600 21600 0 21600 0 0 Z N"/>
          </draw:custom-shape>
          <draw:custom-shape draw:style-name="gr25" draw:text-style-name="P19" draw:layer="layout" svg:width="4.603cm" svg:height="1.072cm" svg:x="21.577cm" svg:y="7.608cm">
            <text:p text:style-name="P1">test_panel</text:p>
            <draw:enhanced-geometry svg:viewBox="0 0 21600 21600" draw:type="rectangle" draw:enhanced-path="M 0 0 L 21600 0 21600 21600 0 21600 0 0 Z N"/>
          </draw:custom-shape>
          <draw:custom-shape draw:style-name="gr23" draw:text-style-name="P19" draw:layer="layout" svg:width="4.603cm" svg:height="1.07cm" svg:x="21.577cm" svg:y="9.296cm">
            <text:p text:style-name="P1">plot_panel</text:p>
            <draw:enhanced-geometry svg:viewBox="0 0 21600 21600" draw:type="rectangle" draw:enhanced-path="M 0 0 L 21600 0 21600 21600 0 21600 0 0 Z N"/>
          </draw:custom-shape>
          <draw:custom-shape draw:style-name="gr24" draw:text-style-name="P19" draw:layer="layout" svg:width="4.603cm" svg:height="1.071cm" svg:x="21.577cm" svg:y="4.552cm">
            <text:p text:style-name="P1">test_counts</text:p>
            <draw:enhanced-geometry svg:viewBox="0 0 21600 21600" draw:type="rectangle" draw:enhanced-path="M 0 0 L 21600 0 21600 21600 0 21600 0 0 Z N"/>
          </draw:custom-shape>
          <draw:custom-shape draw:style-name="gr23" draw:text-style-name="P19" draw:layer="layout" svg:width="4.603cm" svg:height="1.07cm" svg:x="21.577cm" svg:y="6.028cm">
            <text:p text:style-name="P1">test_peaks</text:p>
            <draw:enhanced-geometry svg:viewBox="0 0 21600 21600" draw:type="rectangle" draw:enhanced-path="M 0 0 L 21600 0 21600 21600 0 21600 0 0 Z N"/>
          </draw:custom-shape>
        </draw:g>
        <draw:custom-shape draw:style-name="gr26" draw:text-style-name="P21" draw:layer="layout" svg:width="3.79cm" svg:height="3.217cm" svg:x="28.092cm" svg:y="7.935cm">
          <text:p text:style-name="P20">PDF</text:p>
          <text:p text:style-name="P20">HTML</text:p>
          <text:p text:style-name="P20">DOCX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7" draw:text-style-name="P22" draw:layer="layout" svg:width="6.225cm" svg:height="1.082cm" svg:x="15.337cm" svg:y="0.231cm">
          <text:p text:style-name="P12">bind_dpc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6.225cm" svg:height="1.082cm" svg:x="15.337cm" svg:y="11.757cm">
          <text:p text:style-name="P12">extract_dpc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15" draw:layer="layout" svg:width="0.812cm" svg:height="8.835cm" draw:transform="rotate (-3.14159265358979) translate (20.954cm 11.08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custom-shape draw:style-name="gr29" draw:text-style-name="P23" draw:layer="layout" svg:width="20.574cm" svg:height="3.194cm" svg:x="0.254cm" svg:y="14.4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4" xml:id="id5" draw:id="id5" draw:layer="layout" svg:width="20.152cm" svg:height="1.18cm" svg:x="0.465cm" svg:y="17.814cm">
            <text:p text:style-name="P1"><text:span text:style-name="T3">R eng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5" draw:layer="layout" svg:width="20.152cm" svg:height="1.989cm" svg:x="0.465cm" svg:y="15.627cm">
            <text:p text:style-name="P1"><text:span text:style-name="T4">binom </text:span><text:span text:style-name="T5">lattice multcomp e1071 class dgof pracma chipPCR </text:span><text:span text:style-name="T4">qpcR </text:span><text:span text:style-name="T5">MASS rateratio.test Spatstat minpack.lm rgl robustbase </text:span><text:span text:style-name="T4">sh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text-style-name="P26" draw:layer="layout" svg:width="6.815cm" svg:height="1.585cm" svg:x="8.594cm" svg:y="14.433cm">
            <draw:text-box>
              <text:p><text:span text:style-name="T6">dpcR</text:span></text:p>
            </draw:text-box>
          </draw:frame>
          <draw:frame draw:style-name="gr33" draw:text-style-name="P27" xml:id="id6" draw:id="id6" draw:layer="layout" svg:width="7.43cm" svg:height="0.962cm" svg:x="24.509cm" svg:y="14.986cm">
            <draw:text-box>
              <text:p><text:span text:style-name="T7">Desktop application</text:span></text:p>
            </draw:text-box>
          </draw:frame>
          <draw:frame draw:style-name="gr34" draw:text-style-name="P27" xml:id="id7" draw:id="id7" draw:layer="layout" svg:width="7.432cm" svg:height="0.962cm" svg:x="24.507cm" svg:y="16.186cm">
            <draw:text-box>
              <text:p><text:span text:style-name="T7">Web server application</text:span></text:p>
            </draw:text-box>
          </draw:frame>
          <draw:frame draw:style-name="gr33" draw:text-style-name="P27" xml:id="id8" draw:id="id8" draw:layer="layout" svg:width="7.43cm" svg:height="0.962cm" svg:x="24.509cm" svg:y="17.386cm">
            <draw:text-box>
              <text:p><text:span text:style-name="T7">?</text:span></text:p>
            </draw:text-box>
          </draw:frame>
          <draw:connector draw:style-name="gr35" draw:text-style-name="P15" draw:layer="layout" draw:type="curve" svg:x1="20.617cm" svg:y1="18.404cm" svg:x2="24.509cm" svg:y2="15.467cm" draw:start-shape="id5" draw:start-glue-point="1" draw:end-shape="id6" draw:end-glue-point="3" svg:d="M20617 18404c2920 0 975-2937 3892-2937" svg:viewBox="0 0 3893 2938">
            <text:p/>
          </draw:connector>
          <draw:connector draw:style-name="gr35" draw:text-style-name="P15" draw:layer="layout" draw:type="curve" svg:x1="20.617cm" svg:y1="18.404cm" svg:x2="24.507cm" svg:y2="16.667cm" draw:start-shape="id5" draw:start-glue-point="1" draw:end-shape="id7" draw:end-glue-point="3" svg:d="M20617 18404c2919 0 974-1737 3890-1737" svg:viewBox="0 0 3891 1738">
            <text:p/>
          </draw:connector>
          <draw:connector draw:style-name="gr35" draw:text-style-name="P15" draw:layer="layout" draw:type="curve" svg:x1="20.617cm" svg:y1="18.404cm" svg:x2="24.509cm" svg:y2="17.867cm" draw:start-shape="id5" draw:start-glue-point="1" draw:end-shape="id8" draw:end-glue-point="3" svg:d="M20617 18404c2920 0 975-537 3892-537" svg:viewBox="0 0 3893 538">
            <text:p/>
          </draw:connector>
        </draw:g>
        <draw:frame draw:style-name="gr36" draw:text-style-name="P28" draw:layer="layout" svg:width="1.421cm" svg:height="1.673cm" svg:x="0.158cm" svg:y="12.938cm">
          <draw:text-box>
            <text:p><text:span text:style-name="T8">B</text:span></text:p>
          </draw:text-box>
        </draw:frame>
        <draw:frame draw:style-name="gr36" draw:text-style-name="P28" draw:layer="layout" svg:width="1.416cm" svg:height="1.673cm" svg:x="0.159cm" svg:y="0.139cm">
          <draw:text-box>
            <text:p><text:span text:style-name="T8">A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37" draw:text-style-name="P28" draw:layer="layout" svg:width="6.712cm" svg:height="0.962cm" svg:x="0.34cm" svg:y="6.202cm">
          <draw:text-box>
            <text:p><text:span text:style-name="T7">chamber digtial PCR</text:span></text:p>
          </draw:text-box>
        </draw:frame>
        <draw:frame draw:style-name="gr38" draw:text-style-name="P28" draw:layer="layout" svg:width="6.225cm" svg:height="0.962cm" svg:x="0.34cm" svg:y="11.502cm">
          <draw:text-box>
            <text:p><text:span text:style-name="T7">droplet digtial PCR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950e" draw:end-color="#ffd320" draw:start-intensity="100%" draw:end-intensity="100%" draw:angle="7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Red" draw:display-name="Tango Red" draw:style="linear" draw:start-color="#ef2929" draw:end-color="#ff950e" draw:start-intensity="100%" draw:end-intensity="100%" draw:angle="75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914cm" svg:x="1cm" svg:y="2.963cm"/>
      <draw:page-thumbnail draw:layer="backgroundobjects" svg:width="9.294cm" svg:height="5.914cm" svg:x="1cm" svg:y="11.011cm"/>
      <draw:page-thumbnail draw:layer="backgroundobjects" svg:width="9.294cm" svg:height="5.914cm" svg:x="1cm" svg:y="19.059cm"/>
      <draw:page-thumbnail draw:layer="backgroundobjects" svg:width="9.294cm" svg:height="5.914cm" svg:x="11.295cm" svg:y="2.963cm"/>
      <draw:page-thumbnail draw:layer="backgroundobjects" svg:width="9.294cm" svg:height="5.914cm" svg:x="11.295cm" svg:y="11.011cm"/>
      <draw:page-thumbnail draw:layer="backgroundobjects" svg:width="9.294cm" svg:height="5.914cm" svg:x="11.295cm" svg:y="19.059cm"/>
    </style:handout-master>
    <style:master-page style:name="Standard" style:page-layout-name="PM1" draw:style-name="Mdp1">
      <draw:frame presentation:style-name="Standard-title" draw:layer="backgroundobjects" svg:width="29.699cm" svg:height="3.506cm" svg:x="1.65cm" svg:y="0.837cm" presentation:class="title" presentation:placeholder="true">
        <draw:text-box/>
      </draw:frame>
      <draw:frame presentation:style-name="Standard-outline1" draw:layer="backgroundobjects" svg:width="29.699cm" svg:height="12.178cm" svg:x="1.65cm" svg:y="4.914cm" presentation:class="outline" presentation:placeholder="true">
        <draw:text-box/>
      </draw:frame>
      <draw:frame presentation:style-name="Mpr1" draw:text-style-name="MP2" draw:layer="backgroundobjects" svg:width="7.688cm" svg:height="1.448cm" svg:x="1.6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46cm" svg:height="1.448cm" svg:x="11.28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688cm" svg:height="1.448cm" svg:x="23.659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00:44:47.778381363</meta:creation-date>
    <dc:date>2015-08-29T14:28:06.519214712</dc:date>
    <meta:editing-duration>PT16H22M54S</meta:editing-duration>
    <meta:editing-cycles>39</meta:editing-cycles>
    <meta:generator>LibreOffice/5.0.1.2$Linux_x86 LibreOffice_project/00m0$Build-2</meta:generator>
    <meta:document-statistic meta:object-count="78"/>
  </office:meta>
</office:document-meta>
</file>